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officeooo:rsid="0009fc9a" officeooo:paragraph-rsid="0009fc9a"/>
    </style:style>
    <style:style style:name="P2" style:family="paragraph" style:parent-style-name="Heading_20_1">
      <style:text-properties officeooo:rsid="0009fc9a" officeooo:paragraph-rsid="0009fc9a"/>
    </style:style>
    <style:style style:name="P3" style:family="paragraph" style:parent-style-name="Text_20_body">
      <style:text-properties officeooo:paragraph-rsid="0009fc9a"/>
    </style:style>
    <style:style style:name="P4" style:family="paragraph" style:parent-style-name="Text_20_body">
      <style:text-properties officeooo:rsid="001d1e50" officeooo:paragraph-rsid="002b6508"/>
    </style:style>
    <style:style style:name="P5" style:family="paragraph" style:parent-style-name="Text_20_body">
      <style:text-properties officeooo:rsid="002ad08f" officeooo:paragraph-rsid="002b6508"/>
    </style:style>
    <style:style style:name="P6" style:family="paragraph" style:parent-style-name="Heading_20_1">
      <style:text-properties officeooo:rsid="000e1c8e" officeooo:paragraph-rsid="000e1c8e"/>
    </style:style>
    <style:style style:name="P7" style:family="paragraph" style:parent-style-name="Text_20_body">
      <style:text-properties officeooo:rsid="00234139" officeooo:paragraph-rsid="00234139"/>
    </style:style>
    <style:style style:name="T1" style:family="text">
      <style:text-properties officeooo:rsid="002ad08f"/>
    </style:style>
    <style:style style:name="T2" style:family="text">
      <style:text-properties officeooo:rsid="00234139"/>
    </style:style>
    <style:style style:name="T3" style:family="text">
      <style:text-properties officeooo:rsid="0024ea60"/>
    </style:style>
    <style:style style:name="T4" style:family="text">
      <style:text-properties officeooo:rsid="0025669a"/>
    </style:style>
    <style:style style:name="T5" style:family="text">
      <style:text-properties officeooo:rsid="002663eb"/>
    </style:style>
    <style:style style:name="T6" style:family="text">
      <style:text-properties officeooo:rsid="00282d62"/>
    </style:style>
    <style:style style:name="T7" style:family="text">
      <style:text-properties officeooo:rsid="0028ec29"/>
    </style:style>
    <style:style style:name="T8" style:family="text">
      <style:text-properties officeooo:rsid="002971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e Interest – Assignment</text:p>
      <text:h text:style-name="P2" text:outline-level="1">Assignment Text</text:h>
      <text:p text:style-name="P3">These problems are from section 6.4 of the textbook.</text:p>
      <text:p text:style-name="P3">Answer the following problems with the following numbers: 11 - 14, 19 - 22, 35, 37.</text:p>
      <text:p text:style-name="P3">For reference, the text of the problems are duplicated below.</text:p>
      <text:p text:style-name="P3">11. Principal = $13,800, annual interest rate = 2.55%, compounded quarterly, for 18 years</text:p>
      <text:p text:style-name="P3">12. Principal = $150,000, annual interest rate = 2.95%, compounded quarterly, for 30 years</text:p>
      <text:p text:style-name="P3">13. Principal = $3,500, annual interest rate = 2.9%, compounded monthly, for 7 years</text:p>
      <text:p text:style-name="P3">14. Principal = $1,500, annual interest rate = 3.23%, compounded monthly, for 30 years.</text:p>
      <text:p text:style-name="P3">19. Future value = $1,500,000, annual interest rate = 4.81%, compounded quarterly, for 35 years</text:p>
      <text:p text:style-name="P3">20. Future value = $750,000, annual interest rate = 3.95%, compounded quarterly, for 10 years</text:p>
      <text:p text:style-name="P3">21. Future value = $600,000, annual interest rate = 3.79%, compounded monthly, for 17 years</text:p>
      <text:p text:style-name="P3">22. Future value = $800,000, annual interest rate = 4.23%, compounded monthly, for 35 years</text:p>
      <text:p text:style-name="P3">35. Daria invests $2,500 in a CD that yields 3.5% compounded quarterly for 5 years. How much is the CD worth after those 5 years?</text:p>
      <text:p text:style-name="P3">37. Georgita is shopping for an account to invest her money in. She wants the account to grow to $400,000 in 30 years. She finds an account that earns 4.75% compounded monthly. How much does she need to deposit to reach her goal?</text:p>
      <text:h text:style-name="P2" text:outline-level="1">Assignment Key</text:h>
      <text:p text:style-name="P4">1<text:span text:style-name="T1">1</text:span>. <text:span text:style-name="T2">$21,806.58</text:span></text:p>
      <text:p text:style-name="P4"><text:span text:style-name="T1">12</text:span>. <text:span text:style-name="T3">$362,269.29</text:span></text:p>
      <text:p text:style-name="P4"><text:span text:style-name="T1">13</text:span>. <text:span text:style-name="T3">$4,286.70</text:span></text:p>
      <text:p text:style-name="P4"><text:span text:style-name="T1">14</text:span>. <text:span text:style-name="T4">$3,947.82</text:span></text:p>
      <text:p text:style-name="P4"><text:span text:style-name="T1">19</text:span>. <text:span text:style-name="T5">$281,395.75</text:span></text:p>
      <text:p text:style-name="P4"><text:span text:style-name="T1">20</text:span>. <text:span text:style-name="T5">$</text:span><text:span text:style-name="T6">506,239.96</text:span></text:p>
      <text:p text:style-name="P4"><text:span text:style-name="T1">21</text:span>. <text:span text:style-name="T7">$315,337.97</text:span></text:p>
      <text:p text:style-name="P4"><text:span text:style-name="T1">22</text:span>. <text:span text:style-name="T7">$182,493.58</text:span></text:p>
      <text:p text:style-name="P5"><text:soft-page-break/>35. <text:span text:style-name="T7">$</text:span><text:span text:style-name="T8">2,975.85</text:span></text:p>
      <text:p text:style-name="P5">37. <text:span text:style-name="T7">$</text:span><text:span text:style-name="T8">96,474.38</text:span></text:p>
      <text:h text:style-name="P6" text:outline-level="1">Student Feedback Templates</text:h>
      <text:p text:style-name="P7">#11 should be $21,806.58 ( FV = 13800 * ( 1 + 0.0255/4 ) ^ 18<text:span text:style-name="T3">*</text:span>4 = 13800*(1.006375)^72 = 13800*1.58019 = 21806.57911…, round to 21806.58 )</text:p>
      <text:p text:style-name="P7">#12 should be <text:span text:style-name="T3">$362,269.29 ( FV = 150000 * ( 1 + 0.0295/4 ) ^ 30*4 = 150000*(1.007375)^120 = 150000*2.41513 = 362269.284…, round to 362269.29 )</text:span></text:p>
      <text:p text:style-name="P7">#13 should be <text:span text:style-name="T3">$4,286.70 ( FV = 3500 * ( 1 + 0.029/12 ) ^ 7*12 = 3500*(1.002417)^84 = 3500*1.22477 = 4286.703709…, round to 4286.70 )</text:span></text:p>
      <text:p text:style-name="P7">#14 should be <text:span text:style-name="T4">$3,947.82</text:span> <text:span text:style-name="T3">( FV = 1500 * ( 1 + 0.0323 / 12 ) ^ 30*12 = 1500*(1.00269)^360 = 1500*2.63188 = </text:span><text:span text:style-name="T4">3947.819223…, round to 3947.82 )</text:span></text:p>
      <text:p text:style-name="P7">#19 should be <text:span text:style-name="T5">$281,395.75</text:span> <text:span text:style-name="T5">( PV = 1500000 / ( 1 + 0.0481 / 4 ) ^ 35*4 = 1500000/(1.012025)^140 = 1500000/5.33057 = 281395.7413…, round up to 281395.75 )</text:span></text:p>
      <text:p text:style-name="P7">#20 should be <text:span text:style-name="T5">$</text:span><text:span text:style-name="T6">506,239.96</text:span><text:span text:style-name="T5"> ( PV = 750000 / ( 1 + 0.0395 / 4 ) ^ 10*4 = 750000/(1.009875)^40 = 750000/1.48151 = 506239.9538…, </text:span><text:span text:style-name="T6">round up to 506239.96 )</text:span></text:p>
      <text:p text:style-name="P7">#21 should be <text:span text:style-name="T7">$315,337.97 ( PV = 600000 / ( 1 + 0.0379 / 12 ) ^ 17*12 = 600000/(1.00316)^204 = 600000/1.90272 = 315337.9671…, round up to 315337.97 )</text:span></text:p>
      <text:p text:style-name="P7">#22 should be <text:span text:style-name="T7">$182,493.58 ( PV = 800000 / ( 1 + 0.0423 / 12 ) ^ 35*12 = 800000/(1.003525)^420 = 800000/4.38372 = 182493.5798…, round up to 182493.58 )</text:span></text:p>
      <text:p text:style-name="P7">#35 should be <text:span text:style-name="T7">$</text:span><text:span text:style-name="T8">2,975.85</text:span><text:span text:style-name="T7"> </text:span><text:span text:style-name="T8">( FV = 2500 * ( 1 + 0.035 / 4) ^ 5*4 = 2500*(1.00875)^20 = 2500*1.19034 = 2975.849498…, round to 2975.85 )</text:span></text:p>
      <text:p text:style-name="P7">#37 should be <text:span text:style-name="T7">$</text:span><text:span text:style-name="T8">96,474.38</text:span><text:span text:style-name="T7"> </text:span><text:span text:style-name="T8">( PV = 400000 / ( 1 + 0.0475 / 12 ) ^ 30*12 = 400000/(1.00396)^360 = 400000/4.14618 = 96474.37598…, round up to 96474.38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22:45:24.804000000</meta:creation-date>
    <dc:date>2024-10-14T15:03:28.944000000</dc:date>
    <meta:editing-duration>PT1H44M59S</meta:editing-duration>
    <meta:editing-cycles>15</meta:editing-cycles>
    <meta:generator>LibreOffice/24.8.2.1$Windows_x86 LibreOffice_project/0f794b6e29741098670a3b95d60478a65d05ef13</meta:generator>
    <dc:subject>Liberal Arts Mathematics</dc:subject>
    <dc:title>Discounts, Markup, and Sales Tax - Assignment</dc:title>
    <meta:print-date>2024-10-14T15:06:42.003000000</meta:print-date>
    <meta:printed-by>PDF files</meta:printed-by>
    <meta:keyword>Discounts</meta:keyword>
    <meta:keyword>Markup</meta:keyword>
    <meta:keyword>Sales Tax</meta:keyword>
    <meta:keyword>Liberal Arts Mathematics</meta:keyword>
    <meta:keyword>Contemporary Mathematics</meta:keyword>
    <meta:document-statistic meta:table-count="0" meta:image-count="0" meta:object-count="0" meta:page-count="2" meta:paragraph-count="38" meta:word-count="531" meta:character-count="3010" meta:non-whitespace-character-count="2516"/>
  </office:meta>
</office:document-meta>
</file>